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d099" officeooo:paragraph-rsid="0018d099"/>
    </style:style>
    <style:style style:name="P2" style:family="paragraph" style:parent-style-name="Standard">
      <style:text-properties officeooo:rsid="0018d099" officeooo:paragraph-rsid="001e8943"/>
    </style:style>
    <style:style style:name="P3" style:family="paragraph" style:parent-style-name="Standard">
      <style:text-properties fo:font-size="14pt" fo:font-weight="bold" officeooo:rsid="0018d099" officeooo:paragraph-rsid="0018d09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7661" officeooo:paragraph-rsid="001c7661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fo:font-weight="normal" officeooo:rsid="001c7661" officeooo:paragraph-rsid="001ce2d1" style:font-size-asian="12pt" style:font-weight-asian="normal" style:font-size-complex="12pt" style:font-weight-complex="normal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fo:font-weight="normal" officeooo:rsid="001e8943" style:font-weight-asian="normal" style:font-weight-complex="normal"/>
    </style:style>
    <style:style style:name="T3" style:family="text">
      <style:text-properties officeooo:rsid="001ce2d1"/>
    </style:style>
    <style:style style:name="T4" style:family="text">
      <style:text-properties officeooo:rsid="001e8943"/>
    </style:style>
    <style:style style:name="T5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4pt" fo:font-weight="bold" style:font-size-asian="14pt" style:font-size-complex="14pt" style:font-weight-complex="bold"/>
    </style:style>
    <style:style style:name="T8" style:family="text">
      <style:text-properties style:font-name="Liberation Serif" fo:font-size="13pt" fo:font-weight="bold" style:font-size-asian="13pt" style:font-size-complex="13pt" style:font-weight-complex="bold"/>
    </style:style>
    <style:style style:name="T9" style:family="text">
      <style:text-properties style:font-name="Liberation Serif" fo:font-size="13pt" style:font-size-asian="13pt" style:font-size-complex="13pt"/>
    </style:style>
    <style:style style:name="gr1" style:family="graphic">
      <style:graphic-properties draw:stroke="none" svg:stroke-color="#000000" draw:fill="none" draw:fill-color="#ffffff" fo:min-height="4.282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2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draw:frame text:anchor-type="paragraph" draw:z-index="0" draw:name="Text Frame 1" draw:style-name="gr2" draw:text-style-name="P7" svg:width="2.9425in" svg:height="2.2823in" svg:x="4.1929in" svg:y="0.0484in"><draw:text-box><text:p><text:span text:style-name="T7">Access list</text:span></text:p><text:p><text:span text:style-name="T8"><text:tab/></text:span><text:span text:style-name="T9">access-list 20 deny 192.168.2.3</text:span></text:p><text:p><text:span text:style-name="T9"><text:tab/></text:span><text:span text:style-name="T9">access-list permit any</text:span></text:p><text:p><text:span text:style-name="T9"><text:tab/></text:span><text:span text:style-name="T9">int fa 0/0</text:span></text:p><text:p><text:span text:style-name="T9"><text:tab/></text:span><text:span text:style-name="T9">ip access-group 20 in</text:span></text:p></draw:text-box></draw:frame>DYNAMIC ROUTING</text:p>
      <text:p text:style-name="P1"><text:tab/>conft</text:p>
      <text:p text:style-name="P1"><text:tab/>router rip</text:p>
      <text:p text:style-name="P1"><text:tab/>version 2</text:p>
      <text:p text:style-name="P1"><text:tab/>network [netwrok id]</text:p>
      <text:p text:style-name="P1"><text:tab/>network 192.168.2.0 255.255.255.0</text:p>
      <text:p text:style-name="P1"><text:tab/>network 10.0.0.0 255.0.0.0</text:p>
      <text:p text:style-name="P1"><draw:frame text:anchor-type="paragraph" draw:z-index="1" draw:name="Text Frame 2" draw:style-name="gr1" draw:text-style-name="P6" svg:width="3.128in" svg:height="4.2831in" svg:x="4.1929in" svg:y="0.1791in"><draw:text-box><text:p><text:span text:style-name="T5">VLAN</text:span></text:p><text:p><text:span text:style-name="T6">Creating vlan <text:s/>(Each switch)</text:span><text:span text:style-name="T6"><text:tab/></text:span></text:p><text:p><text:span text:style-name="T6"><text:tab/></text:span><text:span text:style-name="T6">conft</text:span></text:p><text:p><text:span text:style-name="T6"><text:tab/></text:span><text:span text:style-name="T6">vlan 10</text:span></text:p><text:p><text:span text:style-name="T6"><text:tab/></text:span><text:span text:style-name="T6">name student</text:span></text:p><text:p><text:span text:style-name="T6"><text:tab/></text:span><text:span text:style-name="T6">vlan 20 </text:span></text:p><text:p><text:span text:style-name="T6"><text:tab/></text:span><text:span text:style-name="T6">name admin</text:span></text:p><text:p><text:span text:style-name="T6">Assigning vlan to each port</text:span></text:p><text:p><text:span text:style-name="T6"><text:tab/></text:span><text:span text:style-name="T6">int fa0/0</text:span></text:p><text:p><text:span text:style-name="T6"><text:tab/></text:span><text:span text:style-name="T6">switchport mode access</text:span></text:p><text:p><text:span text:style-name="T6"><text:tab/></text:span><text:span text:style-name="T6">switchport access vlan 10</text:span></text:p><text:p><text:span text:style-name="T6">Assigning trunk line for communication</text:span></text:p><text:p><text:span text:style-name="T6"><text:tab/></text:span><text:span text:style-name="T6">int fa 0/4</text:span></text:p><text:p><text:span text:style-name="T6"><text:tab/></text:span><text:span text:style-name="T6">switchport mode trunk</text:span></text:p><text:p><text:span text:style-name="T6"><text:tab/></text:span><text:span text:style-name="T6">switchport trunk access vlan 1-99</text:span></text:p></draw:text-box></draw:frame></text:p>
      <text:p text:style-name="P3">DHCP</text:p>
      <text:p text:style-name="P1"><text:tab/>ip dhcp pool network1[or name] </text:p>
      <text:p text:style-name="P1"><text:tab/>network 192.168.10.0 255.255.255.0</text:p>
      <text:p text:style-name="P1">server system</text:p>
      <text:p text:style-name="P1"><text:tab/>service configuration</text:p>
      <text:p text:style-name="P1"/>
      <text:p text:style-name="P3">OSPF (DYNAMIC ROUTING)</text:p>
      <text:p text:style-name="P1"><text:tab/>1<text:span text:style-name="T1">st</text:span> router<text:tab/><text:tab/></text:p>
      <text:p text:style-name="P1"><text:tab/>router ospf 1</text:p>
      <text:p text:style-name="P1"><text:tab/>network [nid] [subnet mask <text:span text:style-name="T4">complement</text:span>] area0</text:p>
      <text:p text:style-name="P1"><text:tab/>network [nid] [subnet mask <text:span text:style-name="T4">complement</text:span>] area0</text:p>
      <text:p text:style-name="P1"><text:tab/>network [nid] [subnet mask <text:span text:style-name="T4">complement</text:span>] area0</text:p>
      <text:p text:style-name="P1"><text:tab/></text:p>
      <text:p text:style-name="P1"><text:tab/>2<text:span text:style-name="T1">nd</text:span> router</text:p>
      <text:p text:style-name="P1"><text:tab/>router ospf 2</text:p>
      <text:p text:style-name="P2"><text:tab/>network [nid] [subnet mask <text:span text:style-name="T4">complement</text:span>] area0</text:p>
      <text:p text:style-name="P2"><text:tab/>network [nid] [subnet mask <text:span text:style-name="T4">complement</text:span>] area0</text:p>
      <text:p text:style-name="P2"><text:tab/>network [nid] [subnet mask <text:span text:style-name="T2">complement</text:span>] area0</text:p>
      <text:p text:style-name="P1"><text:tab/></text:p>
      <text:p text:style-name="P1"><text:tab/>3<text:span text:style-name="T1">rd</text:span> router</text:p>
      <text:p text:style-name="P1"><text:tab/>router ospf 2</text:p>
      <text:p text:style-name="P2"><text:tab/>network [nid] [subnet mask <text:span text:style-name="T4">complement</text:span>] area0</text:p>
      <text:p text:style-name="P2"><text:tab/>network [nid] [subnet mask <text:span text:style-name="T4">complement</text:span>] area0</text:p>
      <text:p text:style-name="P1"><text:tab/></text:p>
      <text:p text:style-name="P4">Static Routing</text:p>
      <text:p text:style-name="P5"><text:tab/><text:span text:style-name="T3">Each Router</text:span></text:p>
      <text:p text:style-name="P5"><text:tab/>ip route [network id] [subnet] [router port ip through which information need to pass]</text:p>
      <text:p text:style-name="P5"><text:tab/>ip route [network id] [subnet] [router port ip through which information need to pass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2T10:52:00.098000000</dc:date>
    <meta:editing-duration>PT18M30S</meta:editing-duration>
    <meta:editing-cycles>10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4" meta:word-count="127" meta:character-count="892" meta:non-whitespace-character-count="764"/>
  </office:meta>
</office:document-meta>
</file>